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0505" officeooo:paragraph-rsid="000c0505"/>
    </style:style>
    <style:style style:name="P2" style:family="paragraph" style:parent-style-name="Standard">
      <style:text-properties officeooo:rsid="0019c8a8" officeooo:paragraph-rsid="0019c8a8"/>
    </style:style>
    <style:style style:name="P3" style:family="paragraph" style:parent-style-name="Standard" style:list-style-name="L1">
      <style:text-properties officeooo:rsid="000c0505" officeooo:paragraph-rsid="000c0505"/>
    </style:style>
    <style:style style:name="P4" style:family="paragraph" style:parent-style-name="Standard" style:list-style-name="L1">
      <style:text-properties officeooo:rsid="000c0505" officeooo:paragraph-rsid="001d6c90"/>
    </style:style>
    <style:style style:name="P5" style:family="paragraph" style:parent-style-name="Standard" style:list-style-name="L1">
      <style:text-properties officeooo:rsid="000c0505" officeooo:paragraph-rsid="001daee7"/>
    </style:style>
    <style:style style:name="P6" style:family="paragraph" style:parent-style-name="Standard" style:list-style-name="L1">
      <style:text-properties officeooo:rsid="000c0505" officeooo:paragraph-rsid="001d8f1d"/>
    </style:style>
    <style:style style:name="P7" style:family="paragraph" style:parent-style-name="Standard" style:list-style-name="L2">
      <style:text-properties officeooo:rsid="000c0505" officeooo:paragraph-rsid="001d6c90"/>
    </style:style>
    <style:style style:name="P8" style:family="paragraph" style:parent-style-name="Standard" style:list-style-name="L3">
      <style:text-properties officeooo:rsid="000c0505" officeooo:paragraph-rsid="001d6c90"/>
    </style:style>
    <style:style style:name="P9" style:family="paragraph" style:parent-style-name="Standard" style:list-style-name="L3">
      <style:text-properties officeooo:rsid="000c0505" officeooo:paragraph-rsid="001f2829"/>
    </style:style>
    <style:style style:name="P10" style:family="paragraph" style:parent-style-name="Standard" style:list-style-name="L4">
      <style:text-properties officeooo:rsid="000c0505" officeooo:paragraph-rsid="000c0505"/>
    </style:style>
    <style:style style:name="P11" style:family="paragraph" style:parent-style-name="Standard" style:list-style-name="L4">
      <style:text-properties officeooo:rsid="000c0505" officeooo:paragraph-rsid="000e8b6e"/>
    </style:style>
    <style:style style:name="P12" style:family="paragraph" style:parent-style-name="Standard" style:list-style-name="L1">
      <style:text-properties officeooo:rsid="001d6c90" officeooo:paragraph-rsid="001d6c90"/>
    </style:style>
    <style:style style:name="P13" style:family="paragraph" style:parent-style-name="Standard" style:list-style-name="L1">
      <style:text-properties officeooo:rsid="00200eb4" officeooo:paragraph-rsid="00200eb4"/>
    </style:style>
    <style:style style:name="P14" style:family="paragraph" style:parent-style-name="Standard" style:list-style-name="L1">
      <style:text-properties officeooo:rsid="001daee7" officeooo:paragraph-rsid="001daee7"/>
    </style:style>
    <style:style style:name="P15" style:family="paragraph" style:parent-style-name="Standard" style:list-style-name="L3">
      <style:text-properties fo:font-weight="normal" officeooo:rsid="000c0505" officeooo:paragraph-rsid="001f2829" style:font-weight-asian="normal" style:font-weight-complex="normal"/>
    </style:style>
    <style:style style:name="P16" style:family="paragraph" style:parent-style-name="Standard" style:list-style-name="L4">
      <style:text-properties officeooo:paragraph-rsid="000c0505"/>
    </style:style>
    <style:style style:name="P17" style:family="paragraph" style:parent-style-name="Standard" style:list-style-name="L4">
      <style:text-properties fo:font-style="italic" fo:font-weight="bold" officeooo:rsid="000c0505" officeooo:paragraph-rsid="000c0505" style:font-style-asian="italic" style:font-weight-asian="bold" style:font-style-complex="italic" style:font-weight-complex="bold"/>
    </style:style>
    <style:style style:name="P18" style:family="paragraph" style:parent-style-name="Standard" style:list-style-name="L4">
      <style:text-properties officeooo:rsid="000e8b6e" officeooo:paragraph-rsid="000e8b6e"/>
    </style:style>
    <style:style style:name="P19" style:family="paragraph" style:parent-style-name="Standard" style:list-style-name="L4">
      <style:text-properties officeooo:rsid="000e8b6e" officeooo:paragraph-rsid="000fe41e"/>
    </style:style>
    <style:style style:name="P20" style:family="paragraph" style:parent-style-name="Standard" style:list-style-name="L4">
      <style:text-properties officeooo:rsid="000e8b6e" officeooo:paragraph-rsid="001a3ba4"/>
    </style:style>
    <style:style style:name="P21" style:family="paragraph" style:parent-style-name="Standard" style:list-style-name="L4">
      <style:text-properties officeooo:rsid="000e8b6e" officeooo:paragraph-rsid="00148d55"/>
    </style:style>
    <style:style style:name="P22" style:family="paragraph" style:parent-style-name="Standard" style:list-style-name="L4">
      <style:text-properties officeooo:rsid="001a3ba4" officeooo:paragraph-rsid="001a3ba4"/>
    </style:style>
    <style:style style:name="P23" style:family="paragraph" style:parent-style-name="Standard" style:list-style-name="L4">
      <style:text-properties officeooo:rsid="0019f687" officeooo:paragraph-rsid="001bb9bd"/>
    </style:style>
    <style:style style:name="P24" style:family="paragraph" style:parent-style-name="Standard" style:list-style-name="L4">
      <style:text-properties officeooo:rsid="0019f687" officeooo:paragraph-rsid="0019f687"/>
    </style:style>
    <style:style style:name="P25" style:family="paragraph" style:parent-style-name="Standard" style:list-style-name="L4">
      <style:text-properties officeooo:rsid="001878b7" officeooo:paragraph-rsid="001878b7"/>
    </style:style>
    <style:style style:name="P26" style:family="paragraph" style:parent-style-name="Standard" style:list-style-name="L4">
      <style:text-properties officeooo:rsid="001878b7" officeooo:paragraph-rsid="0019c8a8"/>
    </style:style>
    <style:style style:name="P27" style:family="paragraph" style:parent-style-name="Standard" style:list-style-name="L4">
      <style:text-properties officeooo:rsid="0019c8a8" officeooo:paragraph-rsid="0019c8a8"/>
    </style:style>
    <style:style style:name="P28" style:family="paragraph" style:parent-style-name="Standard" style:list-style-name="L4">
      <style:text-properties officeooo:rsid="0026b55a" officeooo:paragraph-rsid="0026b55a"/>
    </style:style>
    <style:style style:name="T1" style:family="text">
      <style:text-properties officeooo:rsid="000c0505"/>
    </style:style>
    <style:style style:name="T2" style:family="text">
      <style:text-properties officeooo:rsid="000de47d"/>
    </style:style>
    <style:style style:name="T3" style:family="text">
      <style:text-properties officeooo:rsid="000deedd"/>
    </style:style>
    <style:style style:name="T4" style:family="text">
      <style:text-properties officeooo:rsid="000e8b6e"/>
    </style:style>
    <style:style style:name="T5" style:family="text">
      <style:text-properties officeooo:rsid="000fe41e"/>
    </style:style>
    <style:style style:name="T6" style:family="text">
      <style:text-properties officeooo:rsid="0010f3c4"/>
    </style:style>
    <style:style style:name="T7" style:family="text">
      <style:text-properties officeooo:rsid="00138374"/>
    </style:style>
    <style:style style:name="T8" style:family="text">
      <style:text-properties officeooo:rsid="00148d5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c0505" style:font-weight-asian="bold" style:font-weight-complex="bold"/>
    </style:style>
    <style:style style:name="T11" style:family="text">
      <style:text-properties fo:font-weight="bold" officeooo:rsid="001f2829" style:font-weight-asian="bold" style:font-weight-complex="bold"/>
    </style:style>
    <style:style style:name="T12" style:family="text">
      <style:text-properties fo:font-weight="bold" officeooo:rsid="001daee7" style:font-weight-asian="bold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officeooo:rsid="001653b8"/>
    </style:style>
    <style:style style:name="T16" style:family="text">
      <style:text-properties officeooo:rsid="0019c8a8"/>
    </style:style>
    <style:style style:name="T17" style:family="text">
      <style:text-properties officeooo:rsid="0019f687"/>
    </style:style>
    <style:style style:name="T18" style:family="text">
      <style:text-properties officeooo:rsid="001a3ba4"/>
    </style:style>
    <style:style style:name="T19" style:family="text">
      <style:text-properties officeooo:rsid="001b2357"/>
    </style:style>
    <style:style style:name="T20" style:family="text">
      <style:text-properties officeooo:rsid="001bb9bd"/>
    </style:style>
    <style:style style:name="T21" style:family="text">
      <style:text-properties officeooo:rsid="001d6c90"/>
    </style:style>
    <style:style style:name="T22" style:family="text">
      <style:text-properties officeooo:rsid="001d8f1d"/>
    </style:style>
    <style:style style:name="T23" style:family="text">
      <style:text-properties officeooo:rsid="001daee7"/>
    </style:style>
    <style:style style:name="T24" style:family="text">
      <style:text-properties officeooo:rsid="001f2829"/>
    </style:style>
    <style:style style:name="T25" style:family="text">
      <style:text-properties officeooo:rsid="0021983d"/>
    </style:style>
    <style:style style:name="T26" style:family="text">
      <style:text-properties officeooo:rsid="002247a8"/>
    </style:style>
    <style:style style:name="T27" style:family="text">
      <style:text-properties officeooo:rsid="0023d5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20.07.09</text:p>
      <text:p text:style-name="P1">柳沿河</text:p>
      <text:p text:style-name="P1"/>
      <text:list xml:id="list2047522571" text:style-name="L1">
        <text:list-item>
          <text:p text:style-name="P3">Service再探</text:p>
          <text:list>
            <text:list-item>
              <text:p text:style-name="P3">定位<text:span text:style-name="T21">：适合执行不需要和用户交互且要求长期运行的任务</text:span></text:p>
            </text:list-item>
            <text:list-item>
              <text:p text:style-name="P4">注意</text:p>
              <text:list>
                <text:list-item>
                  <text:p text:style-name="P12">服务依赖于创建它的应用程序进程，应用进程被kill掉时服务也会停止</text:p>
                </text:list-item>
                <text:list-item>
                  <text:p text:style-name="P4">服务不会自动开启线程<text:span text:style-name="T21">，默认在主线程中运行，为了避免阻塞主线程需要实现多线程</text:span></text:p>
                </text:list-item>
              </text:list>
            </text:list-item>
            <text:list-item>
              <text:p text:style-name="P13">基本用法</text:p>
              <text:list>
                <text:list-item>
                  <text:p text:style-name="P13">定义一个服务：new→Service</text:p>
                </text:list-item>
                <text:list-item>
                  <text:p text:style-name="P13">重写方法<text:span text:style-name="T25">（tips：Ctrl+O即可快速找到可以重写的方法）</text:span></text:p>
                  <text:list>
                    <text:list-item>
                      <text:p text:style-name="P13">onCreate</text:p>
                    </text:list-item>
                    <text:list-item>
                      <text:p text:style-name="P13">onStartCommand</text:p>
                    </text:list-item>
                    <text:list-item>
                      <text:p text:style-name="P13">onDestroy</text:p>
                    </text:list-item>
                  </text:list>
                </text:list-item>
                <text:list-item>
                  <text:p text:style-name="P13">启动服务<text:span text:style-name="T25">：startService(intent)</text:span></text:p>
                </text:list-item>
                <text:list-item>
                  <text:p text:style-name="P13">停止服务<text:span text:style-name="T25">：stopService(intent)</text:span></text:p>
                </text:list-item>
              </text:list>
            </text:list-item>
            <text:list-item>
              <text:p text:style-name="P13">和活动进行简单通信<text:span text:style-name="T25">：使用onBind方法</text:span></text:p>
              <text:list>
                <text:list-item>
                  <text:p text:style-name="P13">自定义Service中声明一个继承自Binder的类<text:span text:style-name="T26">，在类中实现该Service在后台需要执行的任务逻辑，</text:span>并在该Service类中创建该Binder子类的私有成员</text:p>
                </text:list-item>
                <text:list-item>
                  <text:p text:style-name="P13">重写onBind方法<text:span text:style-name="T26">，返回该Binder成员</text:span></text:p>
                </text:list-item>
                <text:list-item>
                  <text:p text:style-name="P13">在需要通信的活动中<text:span text:style-name="T9">声明</text:span>类型为自定义Service中的Binder子类的成员</text:p>
                </text:list-item>
                <text:list-item>
                  <text:p text:style-name="P13">在需要通信的活动中<text:span text:style-name="T9">创建</text:span>ServiceConnection类型的成员<text:span text:style-name="T26">，并通过匿名类重写onServiceConnected方法，在该方法中调用Service中的方法进行想要的任务执行</text:span></text:p>
                </text:list-item>
                <text:list-item>
                  <text:p text:style-name="P13">在要使用Service功能的地方bindService<text:span text:style-name="T27">（参数可以选择绑定后自动创建服务），使用结束后unbindService即可</text:span></text:p>
                </text:list-item>
              </text:list>
            </text:list-item>
          </text:list>
        </text:list-item>
        <text:list-item>
          <text:p text:style-name="P14">解决UI更新线程不安全问题的方法</text:p>
          <text:list>
            <text:list-item>
              <text:p text:style-name="P5">异步消息处理机制<text:span text:style-name="T23">：</text:span></text:p>
              <text:list>
                <text:list-item>
                  <text:p text:style-name="P4">组成</text:p>
                  <text:list>
                    <text:list-item>
                      <text:p text:style-name="P4">Message<text:span text:style-name="T22">：线程之间传递的消息，可以再内部携带少量信息，有以下一些字段</text:span></text:p>
                      <text:list>
                        <text:list-item>
                          <text:p text:style-name="P4">what</text:p>
                        </text:list-item>
                        <text:list-item>
                          <text:p text:style-name="P4">arg<text:span text:style-name="T22">1、</text:span>arg<text:span text:style-name="T22">2：携带整型数据</text:span></text:p>
                        </text:list-item>
                        <text:list-item>
                          <text:p text:style-name="P4">obj<text:span text:style-name="T22">：携带Object对象</text:span></text:p>
                        </text:list-item>
                      </text:list>
                    </text:list-item>
                    <text:list-item>
                      <text:p text:style-name="P4">Handler<text:span text:style-name="T22">：发送和处理消息</text:span></text:p>
                      <text:list>
                        <text:list-item>
                          <text:p text:style-name="P6"><text:span text:style-name="T22">发送消息：</text:span>sendMessage<text:span text:style-name="T22">()</text:span></text:p>
                        </text:list-item>
                        <text:list-item>
                          <text:p text:style-name="P4">处理消息<text:span text:style-name="T22">：handleMessage()</text:span></text:p>
                        </text:list-item>
                      </text:list>
                    </text:list-item>
                    <text:list-item>
                      <text:p text:style-name="P4">MessageQueue<text:span text:style-name="T22">：存放通过handler发送的消息，每个线程仅有一个消息队列</text:span></text:p>
                    </text:list-item>
                    <text:list-item>
                      <text:p text:style-name="P4">Looper<text:span text:style-name="T22">：管理消息队列，调用Looper的loop方法即可进入阻塞，之后每发现消息队列中存在一条消息就将它取出并传递到handleMessage()方法中</text:span></text:p>
                    </text:list-item>
                  </text:list>
                </text:list-item>
                <text:list-item>
                  <text:p text:style-name="P4">流程</text:p>
                </text:list-item>
              </text:list>
            </text:list-item>
          </text:list>
        </text:list-item>
      </text:list>
      <text:list xml:id="list2540993290" text:style-name="L2">
        <text:list-item>
          <text:list>
            <text:list-item>
              <text:list>
                <text:list-item>
                  <text:p text:style-name="P7">主线程中创建一个Handler对象，并重写handleMessage方法</text:p>
                </text:list-item>
                <text:list-item>
                  <text:p text:style-name="P7">当子线程中需要进行UI操作时就创建一个Message对象<text:span text:style-name="T23">，并通过Handler将这条消息发送出去</text:span></text:p>
                </text:list-item>
                <text:list-item>
                  <text:p text:style-name="P7">子线程发送的消息到达消息队列等待处理<text:span text:style-name="T23">，而Looper会一直尝试从消息队列中取出待处理消息，最后分发回handler的handleMessage方法中</text:span></text:p>
                </text:list-item>
              </text:list>
            </text:list-item>
          </text:list>
        </text:list-item>
      </text:list>
      <text:list xml:id="list3912760486" text:style-name="L3">
        <text:list-item>
          <text:list>
            <text:list-item>
              <text:p text:style-name="P8">AsyncTask</text:p>
              <text:list>
                <text:list-item>
                  <text:p text:style-name="P8">原理<text:span text:style-name="T23">：对异步消息处理机制的封装</text:span></text:p>
                </text:list-item>
                <text:list-item>
                  <text:p text:style-name="P8">使用方法</text:p>
                  <text:list>
                    <text:list-item>
                      <text:p text:style-name="P8"><text:soft-page-break/>创建一个类继承AsyncTask<text:span text:style-name="T23">：class 自定义类 extends AsyncTask&lt;Params, Progess, Result&gt;</text:span></text:p>
                      <text:list>
                        <text:list-item>
                          <text:p text:style-name="P8">Params<text:span text:style-name="T23">：执行AsyncTask时需要传入的参数，可以用于后台任务</text:span></text:p>
                        </text:list-item>
                        <text:list-item>
                          <text:p text:style-name="P8">Progress<text:span text:style-name="T23">：后台执行任务时，若需要在界面上显示当前进度，则使用指定的泛型作为进度单位</text:span></text:p>
                        </text:list-item>
                        <text:list-item>
                          <text:p text:style-name="P8">Result<text:span text:style-name="T23">：任务执行完后返回的结果类型</text:span></text:p>
                        </text:list-item>
                      </text:list>
                    </text:list-item>
                    <text:list-item>
                      <text:p text:style-name="P8">重写一些方法</text:p>
                      <text:list>
                        <text:list-item>
                          <text:p text:style-name="P8">onPreExecute<text:span text:style-name="T23">()：在后台任务开始执行之前调用，用于进行一些界面上的初始化操作，比如显示一个进度条对话框等</text:span></text:p>
                        </text:list-item>
                        <text:list-item>
                          <text:p text:style-name="P8">doInBackGround<text:span text:style-name="T23">(...)：子线程中需要执行的耗时的任务，可以返回任务执行结果，若result类型为void则不用返回结果。</text:span><text:span text:style-name="T12">此方法中不可以进行UI操作</text:span><text:span text:style-name="T23">，若要更新UI元素例如反馈当前任务的执行进度，可以调用publishProgress(Progress...)方法完成</text:span></text:p>
                        </text:list-item>
                        <text:list-item>
                          <text:p text:style-name="P9">onProgressUpdate<text:span text:style-name="T24">(Progress...)：后台调用publishProgress后被调用，参数即后台传过来的进度，</text:span><text:span text:style-name="T11">在此方法中对UI进行操作</text:span></text:p>
                        </text:list-item>
                        <text:list-item>
                          <text:p text:style-name="P15">onPostExecute<text:span text:style-name="T24">(Result)：后台任务执行完毕（</text:span>doInBackGround<text:span text:style-name="T24">）后被调用，返回的数据会作为参数传递到此方法中，并用之进行一些UI操作</text:span></text:p>
                        </text:list-item>
                      </text:list>
                    </text:list-item>
                    <text:list-item>
                      <text:p text:style-name="P15">启动任务<text:span text:style-name="T24">：new 自定义类().</text:span><text:span text:style-name="T11">execute(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684517090" text:style-name="L4">
        <text:list-item>
          <text:p text:style-name="P16">UI开发</text:p>
          <text:list>
            <text:list-item>
              <text:p text:style-name="P16"><text:span text:style-name="T1">常用控件的使用:</text:span><text:span text:style-name="T10">在所属活动中通过全局方法findViewById(R.id.控件id)来获取对象</text:span></text:p>
              <text:list>
                <text:list-item>
                  <text:p text:style-name="P10">TextView:显示文本信息</text:p>
                  <text:list>
                    <text:list-item>
                      <text:p text:style-name="P17">id:<text:span text:style-name="T14">控件id</text:span></text:p>
                    </text:list-item>
                    <text:list-item>
                      <text:p text:style-name="P10"><text:span text:style-name="T13">layout_width</text:span>:宽,一般使用match_parent表示当前控件的大小和父布局大小一样</text:p>
                    </text:list-item>
                    <text:list-item>
                      <text:p text:style-name="P10"><text:span text:style-name="T13">layout_height</text:span>:高,一般使用wrap_content,表示让当前控件刚好包含内容</text:p>
                    </text:list-item>
                    <text:list-item>
                      <text:p text:style-name="P10">text:内容</text:p>
                    </text:list-item>
                    <text:list-item>
                      <text:p text:style-name="P10">gravity:对齐方式,可选值为top,bottom,left,right,center,可用”<text:span text:style-name="T2">|”来同时指定多个值</text:span></text:p>
                    </text:list-item>
                    <text:list-item>
                      <text:p text:style-name="P10">text<text:span text:style-name="T3">Size:字体大小</text:span></text:p>
                    </text:list-item>
                    <text:list-item>
                      <text:p text:style-name="P10">textColor:字体颜色</text:p>
                    </text:list-item>
                    <text:list-item>
                      <text:p text:style-name="P28">padding：内边距，paddingLeft/Right/Top/Bottom</text:p>
                    </text:list-item>
                    <text:list-item>
                      <text:p text:style-name="P28">singleLine：是否只能用一行显示</text:p>
                    </text:list-item>
                    <text:list-item>
                      <text:p text:style-name="P28">ellipsize：设置文本内容超出控件宽度时，文本缩略方式，end为在尾部进行缩略，start为在开头缩略，middle为在中间缩略，marquee为跑马灯效果</text:p>
                    </text:list-item>
                  </text:list>
                </text:list-item>
                <text:list-item>
                  <text:p text:style-name="P10">Button</text:p>
                  <text:list>
                    <text:list-item>
                      <text:p text:style-name="P10">textAllCaps:false禁用全部大写</text:p>
                    </text:list-item>
                    <text:list-item>
                      <text:p text:style-name="P10">注册监听器</text:p>
                      <text:list>
                        <text:list-item>
                          <text:p text:style-name="P10">编写方法后在xml布局文件的design模式进行图形化注册</text:p>
                        </text:list-item>
                        <text:list-item>
                          <text:p text:style-name="P11">button.<text:span text:style-name="T4">setOnClickListener(new View.onClickListener(){</text:span></text:p>
                          <text:p text:style-name="P18">@Override</text:p>
                          <text:p text:style-name="P19">public void onClick(View view){/*逻辑*/}</text:p>
                          <text:p text:style-name="P19">})</text:p>
                        </text:list-item>
                        <text:list-item>
                          <text:p text:style-name="P19">所属活动实现View.onClickListener借口后重写onClick方法并在方法中switch<text:span text:style-name="T5">(view.getId())来处理不同的逻辑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9">RadioGroup<text:span text:style-name="T17">：控制一系列RadioButton或CheckBox，在布局文件中标签下可以包含多个RadioButton标签</text:span></text:p>
                  <text:list>
                    <text:list-item>
                      <text:p text:style-name="P19">orientation<text:span text:style-name="T17">：排列方向，horizontal水平、vertical垂直</text:span></text:p>
                    </text:list-item>
                    <text:list-item>
                      <text:p text:style-name="P19">divider<text:span text:style-name="T17">：用分割线将控件隔开</text:span></text:p>
                    </text:list-item>
                    <text:list-item>
                      <text:p text:style-name="P20">设置选择改变监听器<text:span text:style-name="T18">：group.setOnCheckChangeListener(new RadioGroup.OnCheckChangeListener(){</text:span></text:p>
                      <text:p text:style-name="P22">@Override</text:p>
                      <text:p text:style-name="P22"><text:soft-page-break/>public void onCheckedChanged(RadiGroup group, int checkedId)<text:span text:style-name="T19">{}</text:span></text:p>
                      <text:p text:style-name="P22">})</text:p>
                    </text:list-item>
                  </text:list>
                </text:list-item>
                <text:list-item>
                  <text:p text:style-name="P20">RadioButton<text:span text:style-name="T20">：只能选择，通过点击在同一个group中的其他RadioButton取消</text:span></text:p>
                  <text:list>
                    <text:list-item>
                      <text:p text:style-name="P23">checked：是否选中，默认为false</text:p>
                    </text:list-item>
                  </text:list>
                </text:list-item>
                <text:list-item>
                  <text:p text:style-name="P24">CheckBox：单个checkbox可以选择和取消，各个之间相对独立</text:p>
                </text:list-item>
                <text:list-item>
                  <text:p text:style-name="P19">EditText:输入和编辑内容</text:p>
                  <text:list>
                    <text:list-item>
                      <text:p text:style-name="P19">hint:输入内容</text:p>
                    </text:list-item>
                    <text:list-item>
                      <text:p text:style-name="P19">maxLines:最大行数,超过之后文本会上滚</text:p>
                    </text:list-item>
                    <text:list-item>
                      <text:p text:style-name="P19">maxLength:最大可输入字符数量</text:p>
                    </text:list-item>
                    <text:list-item>
                      <text:p text:style-name="P19">getText<text:span text:style-name="T6">().toString():获取输入文本</text:span></text:p>
                    </text:list-item>
                  </text:list>
                </text:list-item>
                <text:list-item>
                  <text:p text:style-name="P19">ImageView:展示图片</text:p>
                  <text:list>
                    <text:list-item>
                      <text:p text:style-name="P19">src:指定图片url</text:p>
                    </text:list-item>
                    <text:list-item>
                      <text:p text:style-name="P19">setImageResource<text:span text:style-name="T7">(R.drawable.xx):设置要显示的图片</text:span></text:p>
                    </text:list-item>
                  </text:list>
                </text:list-item>
                <text:list-item>
                  <text:p text:style-name="P19">ProgressBar:显示进度条</text:p>
                  <text:list>
                    <text:list-item>
                      <text:p text:style-name="P19">max:进度条最大进度</text:p>
                    </text:list-item>
                    <text:list-item>
                      <text:p text:style-name="P19">style:进度条样式,默认为圆形,指定为水平:”?android:<text:span text:style-name="T8">attr/progressBarStyleHorizontal</text:span>”</text:p>
                    </text:list-item>
                    <text:list-item>
                      <text:p text:style-name="P19">progressBar.getProgress<text:span text:style-name="T8">():获取当前进度值,int型</text:span></text:p>
                    </text:list-item>
                    <text:list-item>
                      <text:p text:style-name="P21">progressBar.setProgress<text:span text:style-name="T8">(progress):设置进度</text:span></text:p>
                    </text:list-item>
                    <text:list-item>
                      <text:p text:style-name="P21"><text:span text:style-name="T13">visibility</text:span>:控件可见属性,三个取值:visible可见<text:span text:style-name="T15">(默认)</text:span>,invisible不可见但占据控件,gone不可见且不占用空间</text:p>
                      <text:list>
                        <text:list-item>
                          <text:p text:style-name="P21">getVisibility<text:span text:style-name="T15">():获取控件可见性,有View.VISIBLE,View.INVISIBLE,View.GONE三种,对应上述三种</text:span></text:p>
                        </text:list-item>
                        <text:list-item>
                          <text:p text:style-name="P21">setVisibility<text:span text:style-name="T15">(可见性取值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Dialog:对话框</text:p>
                  <text:list>
                    <text:list-item>
                      <text:p text:style-name="P21">AlertDialog:至於所有界面元素之上,能屏蔽掉其他控件的交互能力</text:p>
                      <text:list>
                        <text:list-item>
                          <text:p text:style-name="P25">创建:AlertDialog.Builder dialog = new AlertDialog.Builder(context)</text:p>
                        </text:list-item>
                        <text:list-item>
                          <text:p text:style-name="P25"><text:span text:style-name="T13">设置标题</text:span>:dialog.setTitle(title)</text:p>
                        </text:list-item>
                        <text:list-item>
                          <text:p text:style-name="P25"><text:span text:style-name="T13">设置显示信息</text:span>：dialog.setMessage(message)</text:p>
                        </text:list-item>
                        <text:list-item>
                          <text:p text:style-name="P25"><text:span text:style-name="T13">设置是否可取消</text:span>：dialog.setCancelabe(true/false)</text:p>
                        </text:list-item>
                        <text:list-item>
                          <text:p text:style-name="P26">设置确认按键：dialog.<text:span text:style-name="T9">setPositiveButton</text:span>(“显示文字如OK”，监听器<text:span text:style-name="T16">：new DialogInterface.OnClickListener(){</text:span></text:p>
                          <text:p text:style-name="P27">@Override</text:p>
                          <text:p text:style-name="P27">public void onClick(DialogInterface dialog, int which){}</text:p>
                          <text:p text:style-name="P27">});</text:p>
                        </text:list-item>
                        <text:list-item>
                          <text:p text:style-name="P27">设置取消按键：dialog.<text:span text:style-name="T9">setNegativeButton</text:span>(同上)</text:p>
                        </text:list-item>
                        <text:list-item>
                          <text:p text:style-name="P27">显示对话框：dialog.show()</text:p>
                        </text:list-item>
                      </text:list>
                    </text:list-item>
                    <text:list-item>
                      <text:p text:style-name="P27">ProgressDialog：ProgressDialog dialog = new ProgressDialog(context)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0:14:16.287607406</meta:creation-date>
    <dc:date>2020-07-15T14:53:20.581819443</dc:date>
    <meta:editing-duration>PT49M56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111" meta:word-count="1764" meta:character-count="3682" meta:non-whitespace-character-count="3652"/>
  </office:meta>
</office:document-meta>
</file>